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Internetlink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3" style:parent-style-name="ListParagraph" style:family="paragraph">
      <style:paragraph-properties fo:margin-top="0.1666in" fo:margin-bottom="0.1666in" fo:line-height="0.1666in"/>
    </style:style>
    <style:style style:name="T7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8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2" style:parent-style-name="Standard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00" style:parent-style-name="Standard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3" style:parent-style-name="Standard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6" style:parent-style-name="Standard" style:family="paragraph">
      <style:paragraph-properties fo:margin-top="0.1666in" fo:margin-bottom="0.1666in"/>
    </style:style>
    <style:style style:name="T1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10" style:parent-style-name="Standard" style:family="paragraph">
      <style:paragraph-properties fo:margin-top="0.1666in" fo:margin-bottom="0.1666in"/>
    </style:style>
    <style:style style:name="T1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4" style:parent-style-name="Standard" style:family="paragraph">
      <style:paragraph-properties fo:margin-top="0.1666in" fo:margin-bottom="0.1666in"/>
    </style:style>
    <style:style style:name="T1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18" style:parent-style-name="Standard" style:family="paragraph">
      <style:paragraph-properties fo:margin-top="0.1666in" fo:margin-bottom="0.1666in"/>
    </style:style>
    <style:style style:name="T1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1" style:parent-style-name="Standard" style:family="paragraph">
      <style:paragraph-properties fo:margin-top="0.1666in" fo:margin-bottom="0.1666in"/>
    </style:style>
    <style:style style:name="T12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9" style:parent-style-name="Standard" style:family="paragraph">
      <style:paragraph-properties fo:margin-top="0.1666in" fo:margin-bottom="0.1666in"/>
    </style:style>
    <style:style style:name="T1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6" style:parent-style-name="Standard" style:family="paragraph">
      <style:paragraph-properties fo:margin-top="0.1666in" fo:margin-bottom="0.1666in"/>
    </style:style>
    <style:style style:name="T1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0" style:parent-style-name="DefaultParagraphFont" style:family="text">
      <style:text-properties style:font-name="Abadi" fo:color="#666666" fo:font-size="12pt" style:font-size-asian="12pt" style:font-size-complex="12pt" fo:background-color="#FFFFFF" fo:language="en" fo:country="US"/>
    </style:style>
    <style:style style:name="P141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42" style:parent-style-name="Standard" style:family="paragraph">
      <style:paragraph-properties fo:break-before="page" fo:margin-top="0.1666in" fo:margin-bottom="0.1666in"/>
    </style:style>
    <style:style style:name="T1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4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7" style:parent-style-name="Standard" style:family="paragraph">
      <style:paragraph-properties fo:margin-top="0.1666in" fo:margin-bottom="0.1666in"/>
    </style:style>
    <style:style style:name="T1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0" style:parent-style-name="DefaultParagraphFont" style:family="text">
      <style:text-properties style:font-name="Calibri" style:font-name-complex="Calibri"/>
    </style:style>
    <style:style style:name="T1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2" style:parent-style-name="Standard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5" style:parent-style-name="Standard" style:family="paragraph">
      <style:paragraph-properties fo:margin-top="0.1666in" fo:margin-bottom="0.1666in"/>
    </style:style>
    <style:style style:name="T15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5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3" style:parent-style-name="Standard" style:family="paragraph">
      <style:paragraph-properties fo:margin-top="0.1666in"/>
    </style:style>
    <style:style style:name="T1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5" style:parent-style-name="Standard" style:family="paragraph"/>
    <style:style style:name="T1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7" style:parent-style-name="Standard" style:family="paragraph"/>
    <style:style style:name="T1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9" style:parent-style-name="Standard" style:family="paragraph">
      <style:paragraph-properties fo:margin-bottom="0.1666in"/>
    </style:style>
    <style:style style:name="T1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1" style:parent-style-name="Standard" style:family="paragraph">
      <style:paragraph-properties fo:margin-top="0.1666in" fo:margin-bottom="0.1666in"/>
    </style:style>
    <style:style style:name="T1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break-before="page" fo:margin-top="0.1666in" fo:margin-bottom="0.1666in"/>
    </style:style>
    <style:style style:name="T1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</style:style>
    <style:style style:name="T1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9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/>
    </style:style>
    <style:style style:name="T2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0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9" style:parent-style-name="Standard" style:family="paragraph">
      <style:paragraph-properties fo:margin-top="0.1666in" fo:margin-bottom="0.1666in"/>
    </style:style>
    <style:style style:name="T2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7" style:parent-style-name="Standard" style:family="paragraph">
      <style:paragraph-properties fo:margin-top="0.1666in" fo:margin-bottom="0.1666in"/>
    </style:style>
    <style:style style:name="T2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2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4" style:parent-style-name="Standard" style:family="paragraph">
      <style:paragraph-properties fo:margin-top="0.1666in" fo:margin-bottom="0.1666in"/>
    </style:style>
    <style:style style:name="T2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2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29" style:parent-style-name="Standard" style:family="paragraph">
      <style:paragraph-properties fo:margin-top="0.1666in" fo:margin-bottom="0.1666in"/>
      <style:text-properties fo:language="en" fo:country="US"/>
    </style:style>
    <style:style style:name="P23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break-before="page" fo:margin-top="0.1666in" fo:margin-bottom="0.1666in"/>
    </style:style>
    <style:style style:name="T2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</style:style>
    <style:style style:name="T2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</style:style>
    <style:style style:name="T2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/>
    </style:style>
    <style:style style:name="T2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6" style:parent-style-name="Standard" style:family="paragraph">
      <style:paragraph-properties fo:margin-top="0.1666in" fo:margin-bottom="0.1666in"/>
    </style:style>
    <style:style style:name="P26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1" style:parent-style-name="Standard" style:family="paragraph">
      <style:paragraph-properties fo:margin-top="0.1666in" fo:margin-bottom="0.1666in"/>
    </style:style>
    <style:style style:name="T2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0" style:parent-style-name="Standard" style:family="paragraph">
      <style:paragraph-properties fo:break-before="page"/>
    </style:style>
    <style:style style:name="T2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92" style:parent-style-name="Standard" style:family="paragraph">
      <style:paragraph-properties fo:margin-top="0.1666in" fo:margin-bottom="0.1666in"/>
    </style:style>
    <style:style style:name="T2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/>
    </style:style>
    <style:style style:name="T2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9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</style:style>
    <style:style style:name="T3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/>
    </style:style>
    <style:style style:name="T3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</style:style>
    <style:style style:name="T3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/>
    </style:style>
    <style:style style:name="T3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1" style:parent-style-name="Standard" style:family="paragraph">
      <style:paragraph-properties fo:margin-top="0.1666in" fo:margin-bottom="0.1666in"/>
    </style:style>
    <style:style style:name="P3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</style:style>
    <style:style style:name="T3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3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5" style:parent-style-name="Standard" style:family="paragraph">
      <style:paragraph-properties fo:margin-top="0.1666in" fo:margin-bottom="0.1666in"/>
    </style:style>
    <style:style style:name="P346" style:parent-style-name="Standard" style:family="paragraph">
      <style:paragraph-properties style:vertical-align="auto" fo:margin-top="0.1666in" fo:margin-bottom="0.1666in"/>
    </style:style>
    <style:style style:name="P347" style:parent-style-name="Standard" style:family="paragraph">
      <style:paragraph-properties fo:margin-top="0.1666in" fo:margin-bottom="0.1666in" fo:margin-left="0.25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348" style:parent-style-name="Standard" style:family="paragraph">
      <style:paragraph-properties fo:margin-top="0.1666in" fo:margin-bottom="0.1666in"/>
    </style:style>
    <style:style style:name="P34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2" style:parent-style-name="Standard" style:family="paragraph">
      <style:paragraph-properties fo:margin-top="0.1666in" fo:margin-bottom="0.1666in"/>
    </style:style>
    <style:style style:name="T3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5" style:parent-style-name="Standard" style:family="paragraph">
      <style:paragraph-properties fo:margin-top="0.1666in" fo:margin-bottom="0.1666in"/>
    </style:style>
    <style:style style:name="T35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</style:style>
    <style:style style:name="T3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6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6" style:parent-style-name="Standard" style:family="paragraph">
      <style:paragraph-properties fo:margin-top="0.1666in" fo:margin-bottom="0.1666in"/>
    </style:style>
    <style:style style:name="T3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0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3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3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74" style:parent-style-name="Standard" style:family="paragraph">
      <style:paragraph-properties fo:break-before="page" fo:margin-top="0.1666in" fo:margin-bottom="0.1666in"/>
    </style:style>
    <style:style style:name="T3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7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9" style:parent-style-name="Standard" style:family="paragraph">
      <style:paragraph-properties fo:margin-top="0.1666in" fo:margin-bottom="0.1666in"/>
    </style:style>
    <style:style style:name="T3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2" style:parent-style-name="DefaultParagraphFont" style:family="text">
      <style:text-properties fo:color="#111111" fo:background-color="#FFFFFF"/>
    </style:style>
    <style:style style:name="T383" style:parent-style-name="Strong" style:family="text">
      <style:text-properties fo:color="#111111" fo:background-color="#FFFFFF"/>
    </style:style>
    <style:style style:name="T384" style:parent-style-name="DefaultParagraphFont" style:family="text">
      <style:text-properties fo:color="#111111" fo:background-color="#FFFFFF"/>
    </style:style>
    <style:style style:name="P385" style:parent-style-name="Standard" style:family="paragraph">
      <style:paragraph-properties fo:margin-top="0.1666in" fo:margin-bottom="0.1666in"/>
    </style:style>
    <style:style style:name="T3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9" style:parent-style-name="Standard" style:family="paragraph">
      <style:paragraph-properties fo:margin-top="0.1666in" fo:margin-bottom="0.1666in"/>
    </style:style>
    <style:style style:name="T3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1" style:parent-style-name="DefaultParagraphFont" style:family="text">
      <style:text-properties fo:language="en" fo:country="US"/>
    </style:style>
    <style:style style:name="T3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9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</text:span><text:span text:style-name="T59">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line-break/></text:span></text:p>
        </text:list-item>
        <text:list-item>
          <text:p text:style-name="P62"><text:span text:style-name="T63">Strategic Analysis of Starbucks Corporation (2014):<text:s/></text:span><text:a xlink:href="https://scholar.harvard.edu/files/nithingeereddy/files/starbucks_case_analysis.pdf" office:target-frame-name="_top" xlink:show="replace"><text:span text:style-name="T64">https://scholar.harvard.edu/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</text:span><text:span text:style-name="T72">ions-areas-productivity</text:span></text:a></text:p>
        </text:list-item>
        <text:list-item>
          <text:p text:style-name="P73"><text:a xlink:href="https://www.businessinsider.in/retail/5-ways-Starbucks-entices-you-to-spend-more-money/articleshow/46239542.cms" office:target-frame-name="_top" xlink:show="replace"><text:span text:style-name="T74">https://www.businessinsider.in/retail/5-ways-Starbucks-entices-you-to-spend-more-money/articleshow/4623</text:span><text:span text:style-name="T75">9542.cms</text:span></text:a><text:span text:style-name="T76"><text:s text:c="2"/></text:span></text:p>
        </text:list-item>
        <text:list-item>
          <text:p text:style-name="P77"><text:a xlink:href="https://www.business-standard.com/article/companies/starbucks-steps-up-its-india-game-116020301281_1.html" office:target-frame-name="_top" xlink:show="replace"><text:span text:style-name="T78">https://www.business-standard.com/article/companies/starbucks-steps-up-its-india-game-116020301281_1.html</text:span></text:a></text:p>
        </text:list-item>
      </text:list>
      <text:soft-page-break/>
      <text:p text:style-name="P79"><text:span text:style-name="T80">Questions on Pro</text:span><text:span text:style-name="T81">duct</text:span></text:p>
      <text:p text:style-name="P82"><text:span text:style-name="T83">Q1:</text:span><text:span text:style-name="T84"><text:s/>What is the core product of Starbucks?</text:span></text:p>
      <text:p text:style-name="P85"><text:span text:style-name="T86">A1:</text:span><text:span text:style-name="T87"><text:s/></text:span><text:span text:style-name="T88"><text:s/>Coffee</text:span></text:p>
      <text:p text:style-name="P89"><text:span text:style-name="T90">Q2:</text:span><text:span text:style-name="T91"><text:s/>What are the actual and augmented products of Starbucks?</text:span></text:p>
      <text:p text:style-name="P92"><text:span text:style-name="T93">A2:</text:span><text:span text:style-name="T94"><text:s/></text:span><text:span text:style-name="T95"><text:s/></text:span><text:span text:style-name="T96">Actual products are handcrafted beverages both hot and cold infused with freshly brewed<text:s/></text:span><text:span text:style-name="T97"><text:s text:c="25"/></text:span><text:span text:style-name="T98">coffee</text:span><text:span text:style-name="T99"><text:s/></text:span></text:p>
      <text:p text:style-name="P100"><text:span text:style-name="T101"><text:s text:c="8"/></text:span><text:span text:style-name="T102">Augmented products are seating, ambience, free Wi-Fi and the brand itself</text:span></text:p>
      <text:p text:style-name="P103"><text:span text:style-name="T104">Q3:</text:span><text:span text:style-name="T105"><text:s/>What are the various product categories offered by Starbucks?</text:span></text:p>
      <text:p text:style-name="P106"><text:span text:style-name="T107">A3:</text:span><text:span text:style-name="T108"><text:s/></text:span><text:span text:style-name="T109">Coffee,Tea,baked goods,Frapucchino,Smoothies,Other foods and bevereges,Mercendise<text:s/></text:span></text:p>
      <text:p text:style-name="P110"><text:span text:style-name="T111">Q4:</text:span><text:span text:style-name="T112"><text:s/>How has Starbucks adapted</text:span><text:span text:style-name="T113"><text:s/>its product offering to suit the Indian market?</text:span></text:p>
      <text:p text:style-name="P114"><text:span text:style-name="T115">A4:</text:span><text:span text:style-name="T116"><text:s/></text:span><text:span text:style-name="T117">Starbucks in India has some Indian-style product offerings<text:s/></text:span></text:p>
      <text:p text:style-name="P118"><text:span text:style-name="T119">Q5:</text:span><text:span text:style-name="T120"><text:s/>How has Starbucks introduced healthy products in its range?</text:span></text:p>
      <text:p text:style-name="P121"><text:span text:style-name="T122">A5:</text:span><text:span text:style-name="T123"><text:s/></text:span><text:span text:style-name="T124"><text:s/>Low Calorie &amp; Sugar Free Products<text:s/></text:span><text:span text:style-name="T125">,Non Dairy Products</text:span></text:p>
      <text:p text:style-name="P126"><text:span text:style-name="T127">Q6:</text:span><text:span text:style-name="T128"><text:s/>Mention an innovation by Starbucks with regard to an existing product.</text:span></text:p>
      <text:p text:style-name="P129"><text:span text:style-name="T130">A6:</text:span><text:span text:style-name="T131"><text:s/></text:span><text:span text:style-name="T132">Starbucks the first to bring green coffee extract innovation to customers on a global scale<text:s/></text:span></text:p>
      <text:p text:style-name="P133"><text:span text:style-name="T134">Q7:</text:span><text:span text:style-name="T135"><text:s/>What are some partnerships that Starbucks has entered, from the point of view of product?</text:span></text:p>
      <text:p text:style-name="P136"><text:span text:style-name="T137">A7:</text:span><text:span text:style-name="T138"><text:s/></text:span><text:span text:style-name="T139">Starbucks and Kraft Foods entered into a partnership in 1998 to sell Starbucks products in the Mondelez grocery stores</text:span><text:span text:style-name="T140">.</text:span></text:p>
      <text:p text:style-name="P141"/>
      <text:soft-page-break/>
      <text:p text:style-name="P142"><text:span text:style-name="T143">Questions on Price</text:span></text:p>
      <text:p text:style-name="P144"><text:span text:style-name="T145">Q1:</text:span><text:span text:style-name="T146"><text:s/>What is the most expensive coffee that Starbucks in CP sells?</text:span></text:p>
      <text:p text:style-name="P147"><text:span text:style-name="T148">A1:</text:span><text:span text:style-name="T149"><text:s/></text:span><text:span text:style-name="T150">Costa Rica Finca Palmilera</text:span><text:span text:style-name="T151"><text:s/></text:span></text:p>
      <text:p text:style-name="P152"><text:span text:style-name="T153">Q2:</text:span><text:span text:style-name="T154"><text:s text:c="2"/>What is the least expensive coffee that Starbucks in CP sells?</text:span></text:p>
      <text:p text:style-name="P155"><text:span text:style-name="T156">A2:</text:span><text:span text:style-name="T157"><text:s/></text:span><text:span text:style-name="T158"><text:s/>Maxwell</text:span></text:p>
      <text:p text:style-name="P159"><text:span text:style-name="T160">Q3:</text:span><text:span text:style-name="T161"><text:s/>Which of the following pricing strategies does Sta</text:span><text:span text:style-name="T162">rbucks follow? Justify your answer.</text:span></text:p>
      <text:list text:style-name="WWNum2">
        <text:list-item>
          <text:p text:style-name="P163"><text:span text:style-name="T164">Economy pricing strategy</text:span></text:p>
        </text:list-item>
        <text:list-item>
          <text:p text:style-name="P165"><text:span text:style-name="T166">Penetration pricing strategy</text:span></text:p>
        </text:list-item>
        <text:list-item>
          <text:p text:style-name="P167"><text:span text:style-name="T168">Skimming pricing strategy</text:span></text:p>
        </text:list-item>
        <text:list-item>
          <text:p text:style-name="P169"><text:span text:style-name="T170">Premium pricing strategy</text:span></text:p>
        </text:list-item>
      </text:list>
      <text:p text:style-name="P171"><text:span text:style-name="T172">A3:</text:span><text:span text:style-name="T173"><text:s/></text:span><text:span text:style-name="T174">Premium pricing strategy- It takes advantage of behavioral tendancy of people to purchase more expensive products on the basis of high<text:s/></text:span><text:span text:style-name="T175">price and high value.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soft-page-break/>
      <text:p text:style-name="P190"><text:span text:style-name="T191">Questions on Place</text:span></text:p>
      <text:p text:style-name="P192"><text:span text:style-name="T193">Q1:</text:span><text:span text:style-name="T194"><text:s/>How many cities in India have at least one Starbucks store?</text:span></text:p>
      <text:p text:style-name="P195"><text:span text:style-name="T196">A1:</text:span><text:span text:style-name="T197"><text:s/></text:span><text:span text:style-name="T198">28</text:span></text:p>
      <text:p text:style-name="P199"><text:span text:style-name="T200">Q2:</text:span><text:span text:style-name="T201"><text:s/>What is the total number of Starbucks stores in India?</text:span></text:p>
      <text:p text:style-name="P202"><text:span text:style-name="T203">A2:</text:span><text:span text:style-name="T204"><text:s/></text:span><text:span text:style-name="T205">252</text:span></text:p>
      <text:p text:style-name="P206"><text:span text:style-name="T207">Q3:</text:span><text:span text:style-name="T208"><text:s/>Which cities in India tend to have a Starbucks store? Why?</text:span></text:p>
      <text:p text:style-name="P209"><text:span text:style-name="T210">A3:</text:span><text:span text:style-name="T211"><text:s/></text:span><text:span text:style-name="T212">Pune ,Mumbai ,Delhi ,Bangalore</text:span></text:p>
      <text:p text:style-name="P213"><text:span text:style-name="T214">Q4:</text:span><text:span text:style-name="T215"><text:s/>Mention an<text:s/></text:span><text:span text:style-name="T216">innovation by Starbucks with regard to its store strategy.</text:span></text:p>
      <text:p text:style-name="P217"><text:span text:style-name="T218">A4:</text:span><text:span text:style-name="T219"><text:s/></text:span><text:span text:style-name="T220">It adapts to changing times ,Technologies and market conditions.</text:span></text:p>
      <text:p text:style-name="P221"><text:span text:style-name="T222">Q5:</text:span><text:span text:style-name="T223"><text:s/>What are some partnerships that Starbucks has entered, from the point of view of the place?</text:span></text:p>
      <text:p text:style-name="P224"><text:span text:style-name="T225">A5:</text:span><text:span text:style-name="T226"><text:s/></text:span><text:span text:style-name="T227">Starbucks regularly partners with KEXP to support local community through meaningful music experinces. &amp;<text:s/></text:span><text:span text:style-name="T228">Through a longtime partnership with STG, Starbucks helps to create opportunities for young people to grow their artistic talents.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soft-page-break/>
      <text:p text:style-name="P243"><text:span text:style-name="T244">Questions on Promotion</text:span></text:p>
      <text:p text:style-name="P245"><text:span text:style-name="T246">Q1:</text:span><text:span text:style-name="T247"><text:s/>What is the primary means of promotion for Starbucks?</text:span></text:p>
      <text:p text:style-name="P248"><text:span text:style-name="T249">A1:</text:span><text:span text:style-name="T250"><text:s/></text:span><text:span text:style-name="T251">Starbucks uses a large variety of channels to promotion their products from TV ads to social media ads</text:span></text:p>
      <text:p text:style-name="P252"><text:span text:style-name="T253">Q2:</text:span><text:span text:style-name="T254"><text:s/>How does Starbucks go about executing its primary means of promotion?</text:span></text:p>
      <text:p text:style-name="P255"><text:span text:style-name="T256">A2:</text:span><text:span text:style-name="T257"><text:s/></text:span><text:span text:style-name="T258">website, social media channels and in-store displays to promote the brand and the products</text:span></text:p>
      <text:p text:style-name="P259"><text:span text:style-name="T260">Q3:</text:span><text:span text:style-name="T261"><text:s/>What is meant by ‘Third Place’ in the context of the marketing strategy of Starbucks?</text:span></text:p>
      <text:p text:style-name="P262"><text:span text:style-name="T263">A3:</text:span><text:span text:style-name="T264"><text:s/></text:span><text:span text:style-name="T265">a place between home and work — the essence of the Third Place has always been the feeling of connection and belonging it provides</text:span></text:p>
      <text:p text:style-name="P266"/>
      <text:p text:style-name="P267"><text:span text:style-name="T268">Q4:</text:span><text:span text:style-name="T269"><text:s/>What is meant by ‘Fourth Place”</text:span><text:span text:style-name="T270"><text:s/>in the context of the marketing strategy of Starbucks?</text:span></text:p>
      <text:p text:style-name="P271"><text:span text:style-name="T272">A4:</text:span><text:span text:style-name="T273"><text:s/></text:span><text:span text:style-name="T274">The implication here is not only about reaching out to a "digitally-savvy audience", but also about creating a place that is "digitally-equipped" with a robust mobile and online delivery system. Starbucks calls it the fourth place.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soft-page-break/>
      <text:p text:style-name="P290"><text:span text:style-name="T291">Questions on People</text:span></text:p>
      <text:p text:style-name="P292"><text:span text:style-name="T293">Q1:<text:s/></text:span><text:span text:style-name="T294">What are the primary target customer segments for Starbucks?</text:span></text:p>
      <text:p text:style-name="P295"><text:span text:style-name="T296">A1:</text:span><text:span text:style-name="T297"><text:s/></text:span><text:span text:style-name="T298">Middle and upper class<text:s/></text:span></text:p>
      <text:p text:style-name="P299"><text:span text:style-name="T300">Q2:</text:span><text:span text:style-name="T301"><text:s/>What is the connection between the target customer segments for Starbucks and its choice of price and place?</text:span></text:p>
      <text:p text:style-name="P302"><text:span text:style-name="T303">A2:</text:span><text:span text:style-name="T304"><text:s/></text:span><text:span text:style-name="T305">The coffee chain giant targets premium customer segment only i.e. individuals who are willing to pay extra for the quality of products and services received.</text:span></text:p>
      <text:p text:style-name="P306"><text:span text:style-name="T307">Q3:</text:span><text:span text:style-name="T308"><text:s/>What are Starbucks employees called?</text:span></text:p>
      <text:p text:style-name="P309"><text:span text:style-name="T310">A3:</text:span><text:span text:style-name="T311"><text:s/></text:span><text:span text:style-name="T312">partners, not baristas. It would be technically incorrect to refer to a Starbucks barista as a barista.</text:span></text:p>
      <text:p text:style-name="P313"><text:span text:style-name="T314">Q4:</text:span><text:span text:style-name="T315"><text:s/>Ment</text:span><text:span text:style-name="T316">ion an innovation by Starbucks with regard to its employee training.</text:span></text:p>
      <text:p text:style-name="P317"><text:span text:style-name="T318">A4:</text:span><text:span text:style-name="T319"><text:s/></text:span><text:span text:style-name="T320">Starbucks have created a new hire training program that utilizes the 70/20/10 approach. This means that 70 percent of partner training happens through on-the-job experience, 20 percent of training is acquired from feedback and mentorship from coaches, and 10 percent is learned through online e-learning modules.</text:span></text:p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><text:span text:style-name="T338">Questions on Physical Evidence</text:span></text:p>
      <text:p text:style-name="P339"><text:span text:style-name="T340">Q1:</text:span><text:span text:style-name="T341"><text:s/>How does the Starbucks store layout contribute to its marketing strategy?</text:span></text:p>
      <text:p text:style-name="P342"><text:span text:style-name="T343">A1:</text:span><text:span text:style-name="T344"><text:s/></text:span>Starbucks places its ordering counter toward the middle or back of the store to ensure that customers walk past the store's seating area</text:p>
      <text:p text:style-name="P345">Starbucks often advertises new products on its doors.</text:p>
      <text:p text:style-name="P346">Starbucks has a thin strip of counter between the customers and its coffee machines, which makes the ordering process feel more inviting</text:p>
      <text:p text:style-name="P347"/>
      <text:p text:style-name="P348"/>
      <text:p text:style-name="P349"><text:span text:style-name="T350">Q2:</text:span><text:span text:style-name="T351"><text:s/>What is the Starbucks logo?</text:span></text:p>
      <text:p text:style-name="P352"><text:span text:style-name="T353">A2:</text:span><text:span text:style-name="T354"><text:s/></text:span>twin-tailed mermaid, or <text:a office:title="Siren (mythology)" xlink:href="https://en.wikipedia.org/wiki/Siren_(mythology)" office:target-frame-name="_top" xlink:show="replace">siren</text:a> as she's known in Greek mythology</text:p>
      <text:p text:style-name="P355"><text:span text:style-name="T356">Q3:</text:span><text:span text:style-name="T357"><text:s/>Has the Starbucks logo evolved over time?</text:span></text:p>
      <text:p text:style-name="P358"><text:span text:style-name="T359">A3:</text:span><text:span text:style-name="T360"><text:s/></text:span><text:span text:style-name="T361">Yes the logo evolved over time.</text:span></text:p>
      <text:p text:style-name="P362"><text:span text:style-name="T363">Q4:</text:span><text:span text:style-name="T364"><text:s/>Can the Starbucks app be considered part of physical evidence in the 7 Ps framework?<text:s/></text:span><text:span text:style-name="T365">Justify your answer.</text:span></text:p>
      <text:p text:style-name="P366"><text:span text:style-name="T367">A4:</text:span><text:span text:style-name="T368"><text:s/></text:span><text:span text:style-name="T369">Yes, from Pandemic Starbuck operating more over online and as per 7 Ps physical evidence user online reviews are also considered</text:span><text:span text:style-name="T370">.</text:span></text:p>
      <text:p text:style-name="P371"/>
      <text:p text:style-name="P372"/>
      <text:p text:style-name="P373"/>
      <text:soft-page-break/>
      <text:p text:style-name="P374"><text:span text:style-name="T375">Questions on Process</text:span></text:p>
      <text:p text:style-name="P376"><text:span text:style-name="T377">Q1:</text:span><text:span text:style-name="T378"><text:s/>What is the process improvement philosophy that Starbucks adopted a decade ago to improve its productivity?</text:span></text:p>
      <text:p text:style-name="P379"><text:span text:style-name="T380">A1:</text:span><text:span text:style-name="T381"><text:s/></text:span><text:span text:style-name="T382">Starbuck have adopted</text:span><text:span text:style-name="T383"> </text:span>Lean Six Sigma<text:span text:style-name="T384"> concept to increase revenue and customer satisfaction.<text:s/></text:span></text:p>
      <text:p text:style-name="P385"><text:span text:style-name="T386">Q2:</text:span><text:span text:style-name="T387"><text:s/>What are some</text:span><text:span text:style-name="T388"><text:s/>of the key metrics that Starbucks uses to measure in-store productivity?</text:span></text:p>
      <text:p text:style-name="P389"><text:span text:style-name="T390">A1:</text:span><text:span text:style-name="T391"><text:s/></text:span><text:span text:style-name="T392">Starbucks caf</text:span><text:span text:style-name="T393">e</text:span><text:span text:style-name="T394"><text:s/>productivity</text:span><text:span text:style-name="T395">,</text:span><text:span text:style-name="T396">Roasting plant productivity</text:span><text:span text:style-name="T397">,</text:span><text:span text:style-name="T398">Maintenance productivity</text:span></text:p>
      <text:p text:style-name="P3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2-06-05T08:10:00Z</meta:creation-date>
    <dc:date>2022-06-05T08:10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9" meta:word-count="1468" meta:character-count="9820" meta:row-count="69" meta:non-whitespace-character-count="8371"/>
  </office:meta>
</office:document-meta>
</file>